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16ff"/>
    </style:style>
    <style:style style:name="P2" style:family="paragraph" style:parent-style-name="Heading_20_3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e1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/></text:h>
      <text:h text:style-name="P3" text:outline-level="1"><text:span text:style-name="T1"/></text:h>
      <text:h text:style-name="P3" text:outline-level="1"><text:span text:style-name="T1"/></text:h>
      <text:h text:style-name="P3" text:outline-level="1"><text:span text:style-name="T1"/></text:h>
      <text:h text:style-name="P3" text:outline-level="1"><text:span text:style-name="T1"/></text:h>
      <text:h text:style-name="P3" text:outline-level="1"><text:span text:style-name="T1"/></text:h>
      <text:h text:style-name="P3" text:outline-level="1"><text:span text:style-name="T1"/></text:h>
      <text:h text:style-name="P3" text:outline-level="1"><text:span text:style-name="T1">Mmayen SMPP Gateway </text:span></text:h>
      <text:p text:style-name="P1"><text:span text:style-name="T1"/></text:p>
      <text:p text:style-name="P1"><text:span text:style-name="T1"/></text:p>
      <text:h text:style-name="P2" text:outline-level="3"><text:span text:style-name="T1">SOAP API v2.0 Documentation</text:span></text:h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2T10:43:00</meta:creation-date>
    <dc:date>2011-02-02T10:46:36</dc:date>
    <meta:editing-duration>PT00H03M38S</meta:editing-duration>
    <meta:editing-cycles>1</meta:editing-cycles>
    <meta:generator>OpenOffice.org/3.2$Linux OpenOffice.org_project/320m19$Build-9505</meta:generator>
    <meta:document-statistic meta:table-count="0" meta:image-count="0" meta:object-count="0" meta:page-count="1" meta:paragraph-count="2" meta:word-count="7" meta:character-count="47"/>
  </office:meta>
</office:document-meta>
</file>